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72in"/>
    </style:style>
    <style:style style:name="co4" style:family="table-column">
      <style:table-column-properties fo:break-before="auto" style:column-width="1.00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</office:automatic-styles>
  <office:body>
    <office:spreadsheet>
      <table:table table:name="OC_FARNELL" table:style-name="ta1">
        <table:table-column table:style-name="co1" table:number-columns-repeated="3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3" table:default-cell-style-name="ce1"/>
        <table:table-row table:style-name="ro1">
          <table:table-cell table:number-columns-repeated="2"/>
          <table:table-cell office:value-type="string">
            <text:p>Qty Variant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3" office:value-type="string" table:number-columns-spanned="1" table:number-rows-spanned="2">
            <text:p>Qty Total</text:p>
          </table:table-cell>
          <table:table-cell table:number-columns-repeated="1012"/>
        </table:table-row>
        <table:table-row table:style-name="ro2">
          <table:table-cell table:style-name="Default" office:value-type="string">
            <text:p>Value</text:p>
          </table:table-cell>
          <table:table-cell table:style-name="Default" office:value-type="string">
            <text:p>Device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office:value-type="string">
            <text:p>OC_Buerklin</text:p>
          </table:table-cell>
          <table:table-cell office:value-type="string">
            <text:p>Qty RX</text:p>
          </table:table-cell>
          <table:table-cell office:value-type="string">
            <text:p>Qty ZARM</text:p>
          </table:table-cell>
          <table:table-cell office:value-type="string">
            <text:p>Qty MST1</text:p>
          </table:table-cell>
          <table:table-cell office:value-type="string">
            <text:p>Qty MST2</text:p>
          </table:table-cell>
          <table:table-cell office:value-type="string">
            <text:p>Qty Pwr ZARM</text:p>
          </table:table-cell>
          <table:table-cell office:value-type="string">
            <text:p>Qty MST Test</text:p>
          </table:table-cell>
          <table:covered-table-cell/>
          <table:table-cell table:number-columns-repeated="1012"/>
        </table:table-row>
        <table:table-row table:style-name="ro1">
          <table:table-cell/>
          <table:table-cell table:style-name="Default" office:value-type="string">
            <text:p>AK500/2</text:p>
          </table:table-cell>
          <table:table-cell office:value-type="float" office:value="1131855">
            <text:p>113185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F$1]*[.F3]+[.G$1]*[.G3]+[.H$1]*[.H3]+[.I$1]*[.I3]+[.J$1]*[.J3]+[.K$1]*[.K3]" office:value-type="float" office:value="13">
            <text:p>13</text:p>
          </table:table-cell>
          <table:table-cell table:number-columns-repeated="1012"/>
        </table:table-row>
        <table:table-row table:style-name="ro1">
          <table:table-cell/>
          <table:table-cell table:style-name="Default" office:value-type="string">
            <text:p>F09HP</text:p>
          </table:table-cell>
          <table:table-cell office:value-type="float" office:value="1207597">
            <text:p>1207597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F$1]*[.F4]+[.G$1]*[.G4]+[.H$1]*[.H4]+[.I$1]*[.I4]+[.J$1]*[.J4]+[.K$1]*[.K4]" office:value-type="float" office:value="38">
            <text:p>38</text:p>
          </table:table-cell>
          <table:table-cell table:number-columns-repeated="1012"/>
        </table:table-row>
        <table:table-row table:style-name="ro1">
          <table:table-cell/>
          <table:table-cell table:style-name="Default" office:value-type="string">
            <text:p>F15HP</text:p>
          </table:table-cell>
          <table:table-cell office:value-type="float" office:value="1207598">
            <text:p>1207598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table:formula="of:=[.F$1]*[.F5]+[.G$1]*[.G5]+[.H$1]*[.H5]+[.I$1]*[.I5]+[.J$1]*[.J5]+[.K$1]*[.K5]" office:value-type="float" office:value="20">
            <text:p>20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2" office:value-type="string">
            <text:p>M15HPS</text:p>
          </table:table-cell>
          <table:table-cell office:value-type="float" office:value="1097065">
            <text:p>1097065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$1]*[.F6]+[.G$1]*[.G6]+[.H$1]*[.H6]+[.I$1]*[.I6]+[.J$1]*[.J6]+[.K$1]*[.K6]" office:value-type="float" office:value="6">
            <text:p>6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>
            <text:p>schrauben</text:p>
          </table:table-cell>
          <table:table-cell office:value-type="float" office:value="1855027">
            <text:p>1855027</text:p>
          </table:table-cell>
          <table:table-cell table:number-columns-repeated="2"/>
          <table:table-cell table:formula="of:=2*([.F4]+[.F5])" office:value-type="float" office:value="6">
            <text:p>6</text:p>
          </table:table-cell>
          <table:table-cell table:formula="of:=2*([.G4]+[.G5])" office:value-type="float" office:value="6">
            <text:p>6</text:p>
          </table:table-cell>
          <table:table-cell table:formula="of:=2*([.H4]+[.H5])" office:value-type="float" office:value="6">
            <text:p>6</text:p>
          </table:table-cell>
          <table:table-cell table:formula="of:=2*([.I4]+[.I5])" office:value-type="float" office:value="6">
            <text:p>6</text:p>
          </table:table-cell>
          <table:table-cell table:formula="of:=2*[.J5]" office:value-type="float" office:value="2">
            <text:p>2</text:p>
          </table:table-cell>
          <table:table-cell table:formula="of:=2*[.K6]" office:value-type="float" office:value="2">
            <text:p>2</text:p>
          </table:table-cell>
          <table:table-cell table:formula="of:=[.F$1]*[.F7]+[.G$1]*[.G7]+[.H$1]*[.H7]+[.I$1]*[.I7]+[.J$1]*[.J7]+[.K$1]*[.K7]" office:value-type="float" office:value="128">
            <text:p>128</text:p>
          </table:table-cell>
          <table:table-cell table:number-columns-repeated="1012"/>
        </table:table-row>
        <table:table-row table:style-name="ro1">
          <table:table-cell/>
          <table:table-cell table:style-name="Default" office:value-type="string">
            <text:p>ML26L</text:p>
          </table:table-cell>
          <table:table-cell office:value-type="float" office:value="1096983">
            <text:p>109698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F$1]*[.F8]+[.G$1]*[.G8]+[.H$1]*[.H8]+[.I$1]*[.I8]+[.J$1]*[.J8]+[.K$1]*[.K8]" office:value-type="float" office:value="9">
            <text:p>9</text:p>
          </table:table-cell>
          <table:table-cell table:number-columns-repeated="1012"/>
        </table:table-row>
        <table:table-row table:style-name="ro1">
          <table:table-cell/>
          <table:table-cell table:style-name="Default" office:value-type="string">
            <text:p>ML6</text:p>
          </table:table-cell>
          <table:table-cell office:value-type="float" office:value="1096984">
            <text:p>1096984</text:p>
          </table:table-cell>
          <table:table-cell table:style-name="Default" office:value-type="string">
            <text:p>740-710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F$1]*[.F9]+[.G$1]*[.G9]+[.H$1]*[.H9]+[.I$1]*[.I9]+[.J$1]*[.J9]+[.K$1]*[.K9]" office:value-type="float" office:value="27">
            <text:p>27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100k</text:p>
          </table:table-cell>
          <table:table-cell table:style-name="Default" office:value-type="string">
            <text:p>R-EU_R0805</text:p>
          </table:table-cell>
          <table:table-cell office:value-type="float" office:value="2333538">
            <text:p>233353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10]+[.G$1]*[.G10]+[.H$1]*[.H10]+[.I$1]*[.I10]+[.J$1]*[.J10]+[.K$1]*[.K10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100n</text:p>
          </table:table-cell>
          <table:table-cell table:style-name="Default" office:value-type="string">
            <text:p>C-EUC0805K</text:p>
          </table:table-cell>
          <table:table-cell office:value-type="float" office:value="1759265">
            <text:p>175926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table:formula="of:=[.F$1]*[.F11]+[.G$1]*[.G11]+[.H$1]*[.H11]+[.I$1]*[.I11]+[.J$1]*[.J11]+[.K$1]*[.K11]" office:value-type="float" office:value="374">
            <text:p>374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10k</text:p>
          </table:table-cell>
          <table:table-cell table:style-name="Default" office:value-type="string">
            <text:p>R-EU_R0805</text:p>
          </table:table-cell>
          <table:table-cell office:value-type="float" office:value="1887308">
            <text:p>1887308</text:p>
          </table:table-cell>
          <table:table-cell table:number-columns-repeated="2"/>
          <table:table-cell table:number-columns-repeated="4" office:value-type="float" office:value="17">
            <text:p>17</text:p>
          </table:table-cell>
          <table:table-cell table:number-columns-repeated="2"/>
          <table:table-cell table:formula="of:=[.F$1]*[.F12]+[.G$1]*[.G12]+[.H$1]*[.H12]+[.I$1]*[.I12]+[.J$1]*[.J12]+[.K$1]*[.K12]" office:value-type="float" office:value="323">
            <text:p>323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10u/16V</text:p>
          </table:table-cell>
          <table:table-cell table:style-name="Default" office:value-type="string">
            <text:p>C-EUC0805K</text:p>
          </table:table-cell>
          <table:table-cell office:value-type="float" office:value="2320856">
            <text:p>232085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13]+[.G$1]*[.G13]+[.H$1]*[.H13]+[.I$1]*[.I13]+[.J$1]*[.J13]+[.K$1]*[.K13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style-name="Default" office:value-type="float" office:value="127">
            <text:p>127</text:p>
          </table:table-cell>
          <table:table-cell table:style-name="Default" office:value-type="string">
            <text:p>R-EU_R0805</text:p>
          </table:table-cell>
          <table:table-cell office:value-type="float" office:value="2141745">
            <text:p>2141745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F$1]*[.F14]+[.G$1]*[.G14]+[.H$1]*[.H14]+[.I$1]*[.I14]+[.J$1]*[.J14]+[.K$1]*[.K14]" office:value-type="float" office:value="38">
            <text:p>38</text:p>
          </table:table-cell>
          <table:table-cell table:number-columns-repeated="1012"/>
        </table:table-row>
        <table:table-row table:style-name="ro1">
          <table:table-cell table:style-name="Default" office:value-type="float" office:value="150">
            <text:p>150</text:p>
          </table:table-cell>
          <table:table-cell table:style-name="Default" office:value-type="string">
            <text:p>R-EU_R0805</text:p>
          </table:table-cell>
          <table:table-cell office:value-type="float" office:value="1099794">
            <text:p>109979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F$1]*[.F15]+[.G$1]*[.G15]+[.H$1]*[.H15]+[.I$1]*[.I15]+[.J$1]*[.J15]+[.K$1]*[.K15]" office:value-type="float" office:value="13">
            <text:p>13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1M</text:p>
          </table:table-cell>
          <table:table-cell table:style-name="Default" office:value-type="string">
            <text:p>R-EU_R0805</text:p>
          </table:table-cell>
          <table:table-cell office:value-type="float" office:value="2332111">
            <text:p>233211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F$1]*[.F16]+[.G$1]*[.G16]+[.H$1]*[.H16]+[.I$1]*[.I16]+[.J$1]*[.J16]+[.K$1]*[.K16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1k</text:p>
          </table:table-cell>
          <table:table-cell table:style-name="Default" office:value-type="string">
            <text:p>R-EU_R0805</text:p>
          </table:table-cell>
          <table:table-cell office:value-type="float" office:value="9237496">
            <text:p>923749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F$1]*[.F17]+[.G$1]*[.G17]+[.H$1]*[.H17]+[.I$1]*[.I17]+[.J$1]*[.J17]+[.K$1]*[.K17]" office:value-type="float" office:value="89">
            <text:p>89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1u</text:p>
          </table:table-cell>
          <table:table-cell table:style-name="Default" office:value-type="string">
            <text:p>C-EUC0805K</text:p>
          </table:table-cell>
          <table:table-cell office:value-type="float" office:value="2320853">
            <text:p>2320853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F$1]*[.F18]+[.G$1]*[.G18]+[.H$1]*[.H18]+[.I$1]*[.I18]+[.J$1]*[.J18]+[.K$1]*[.K18]" office:value-type="float" office:value="103">
            <text:p>103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22k</text:p>
          </table:table-cell>
          <table:table-cell table:style-name="Default" office:value-type="string">
            <text:p>R-EU_R0805</text:p>
          </table:table-cell>
          <table:table-cell office:value-type="float" office:value="2303686">
            <text:p>23036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19]+[.G$1]*[.G19]+[.H$1]*[.H19]+[.I$1]*[.I19]+[.J$1]*[.J19]+[.K$1]*[.K19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22u/16V</text:p>
          </table:table-cell>
          <table:table-cell table:style-name="Default" office:value-type="string">
            <text:p>C-EUC0805K</text:p>
          </table:table-cell>
          <table:table-cell office:value-type="float" office:value="2346925">
            <text:p>2346925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F$1]*[.F20]+[.G$1]*[.G20]+[.H$1]*[.H20]+[.I$1]*[.I20]+[.J$1]*[.J20]+[.K$1]*[.K20]" office:value-type="float" office:value="38">
            <text:p>38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24/1%</text:p>
          </table:table-cell>
          <table:table-cell table:style-name="Default" office:value-type="string">
            <text:p>R-EU_R0805</text:p>
          </table:table-cell>
          <table:table-cell office:value-type="float" office:value="1894163">
            <text:p>1894163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F$1]*[.F21]+[.G$1]*[.G21]+[.H$1]*[.H21]+[.I$1]*[.I21]+[.J$1]*[.J21]+[.K$1]*[.K21]" office:value-type="float" office:value="8">
            <text:p>8</text:p>
          </table:table-cell>
          <table:table-cell table:number-columns-repeated="1012"/>
        </table:table-row>
        <table:table-row table:style-name="ro1">
          <table:table-cell table:style-name="Default" office:value-type="float" office:value="270">
            <text:p>270</text:p>
          </table:table-cell>
          <table:table-cell table:style-name="Default" office:value-type="string">
            <text:p>R-EU_R0805</text:p>
          </table:table-cell>
          <table:table-cell office:value-type="float" office:value="2008375">
            <text:p>2008375</text:p>
          </table:table-cell>
          <table:table-cell table:style-name="Default" office:value-type="string">
            <text:p>740-9019</text:p>
          </table:table-cell>
          <table:table-cell/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F$1]*[.F22]+[.G$1]*[.G22]+[.H$1]*[.H22]+[.I$1]*[.I22]+[.J$1]*[.J22]+[.K$1]*[.K22]" office:value-type="float" office:value="38">
            <text:p>38</text:p>
          </table:table-cell>
          <table:table-cell table:number-columns-repeated="1012"/>
        </table:table-row>
        <table:table-row table:style-name="ro1">
          <table:table-cell table:style-name="Default" office:value-type="float" office:value="330">
            <text:p>330</text:p>
          </table:table-cell>
          <table:table-cell table:style-name="Default" office:value-type="string">
            <text:p>R-EU_R0805</text:p>
          </table:table-cell>
          <table:table-cell office:value-type="float" office:value="1500705">
            <text:p>150070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23]+[.G$1]*[.G23]+[.H$1]*[.H23]+[.I$1]*[.I23]+[.J$1]*[.J23]+[.K$1]*[.K23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3V</text:p>
          </table:table-cell>
          <table:table-cell table:style-name="Default" office:value-type="string">
            <text:p>ZENER-DIODESOT23</text:p>
          </table:table-cell>
          <table:table-cell office:value-type="float" office:value="1081418">
            <text:p>108141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24]+[.G$1]*[.G24]+[.H$1]*[.H24]+[.I$1]*[.I24]+[.J$1]*[.J24]+[.K$1]*[.K24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4n7</text:p>
          </table:table-cell>
          <table:table-cell table:style-name="Default" office:value-type="string">
            <text:p>C-EUC0805K</text:p>
          </table:table-cell>
          <table:table-cell office:value-type="float" office:value="1759241">
            <text:p>175924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F$1]*[.F25]+[.G$1]*[.G25]+[.H$1]*[.H25]+[.I$1]*[.I25]+[.J$1]*[.J25]+[.K$1]*[.K25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4u7/50V</text:p>
          </table:table-cell>
          <table:table-cell table:style-name="Default" office:value-type="string">
            <text:p>C-EUC0805K</text:p>
          </table:table-cell>
          <table:table-cell office:value-type="float" office:value="2210979">
            <text:p>2210979</text:p>
          </table:table-cell>
          <table:table-cell table:number-columns-repeated="2"/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F$1]*[.F26]+[.G$1]*[.G26]+[.H$1]*[.H26]+[.I$1]*[.I26]+[.J$1]*[.J26]+[.K$1]*[.K26]" office:value-type="float" office:value="95">
            <text:p>95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50k</text:p>
          </table:table-cell>
          <table:table-cell table:style-name="Default" office:value-type="string">
            <text:p>STRK11K</text:p>
          </table:table-cell>
          <table:table-cell office:value-type="float" office:value="1345093">
            <text:p>134509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F$1]*[.F27]+[.G$1]*[.G27]+[.H$1]*[.H27]+[.I$1]*[.I27]+[.J$1]*[.J27]+[.K$1]*[.K27]" office:value-type="float" office:value="39">
            <text:p>39</text:p>
          </table:table-cell>
          <table:table-cell table:number-columns-repeated="1012"/>
        </table:table-row>
        <table:table-row table:style-name="ro1">
          <table:table-cell table:style-name="Default" office:value-type="float" office:value="68">
            <text:p>68</text:p>
          </table:table-cell>
          <table:table-cell table:style-name="Default" office:value-type="string">
            <text:p>R-EU_R0805</text:p>
          </table:table-cell>
          <table:table-cell office:value-type="float" office:value="2074509">
            <text:p>207450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F$1]*[.F28]+[.G$1]*[.G28]+[.H$1]*[.H28]+[.I$1]*[.I28]+[.J$1]*[.J28]+[.K$1]*[.K28]" office:value-type="float" office:value="127">
            <text:p>127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ADUM3160</text:p>
          </table:table-cell>
          <table:table-cell office:value-type="float" office:value="1843660">
            <text:p>184366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F$1]*[.F29]+[.G$1]*[.G29]+[.H$1]*[.H29]+[.I$1]*[.I29]+[.J$1]*[.J29]+[.K$1]*[.K29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ERNSTEIN</text:p>
          </table:table-cell>
          <table:table-cell table:style-name="Default" office:value-type="string">
            <text:p>LEDCHIPLED_1206</text:p>
          </table:table-cell>
          <table:table-cell office:value-type="float" office:value="2322083">
            <text:p>2322083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F$1]*[.F30]+[.G$1]*[.G30]+[.H$1]*[.H30]+[.I$1]*[.I30]+[.J$1]*[.J30]+[.K$1]*[.K30]" office:value-type="float" office:value="38">
            <text:p>38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BSS123</text:p>
          </table:table-cell>
          <table:table-cell office:value-type="string">
            <text:p>9558640RL</text:p>
          </table:table-cell>
          <table:table-cell table:style-name="Default" office:value-type="string">
            <text:p>545-0135</text:p>
          </table:table-cell>
          <table:table-cell/>
          <table:table-cell table:number-columns-repeated="4" office:value-type="float" office:value="11">
            <text:p>11</text:p>
          </table:table-cell>
          <table:table-cell table:number-columns-repeated="2"/>
          <table:table-cell table:formula="of:=[.F$1]*[.F31]+[.G$1]*[.G31]+[.H$1]*[.H31]+[.I$1]*[.I31]+[.J$1]*[.J31]+[.K$1]*[.K31]" office:value-type="float" office:value="209">
            <text:p>209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BTS6143</text:p>
          </table:table-cell>
          <table:table-cell office:value-type="float" office:value="1440813">
            <text:p>144081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32]+[.G$1]*[.G32]+[.H$1]*[.H32]+[.I$1]*[.I32]+[.J$1]*[.J32]+[.K$1]*[.K32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COIL</text:p>
          </table:table-cell>
          <table:table-cell office:value-type="float" office:value="2333799">
            <text:p>2333799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F$1]*[.F33]+[.G$1]*[.G33]+[.H$1]*[.H33]+[.I$1]*[.I33]+[.J$1]*[.J33]+[.K$1]*[.K33]" office:value-type="float" office:value="38">
            <text:p>38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GREEN</text:p>
          </table:table-cell>
          <table:table-cell table:style-name="Default" office:value-type="string">
            <text:p>LEDCHIPLED_1206</text:p>
          </table:table-cell>
          <table:table-cell office:value-type="float" office:value="2099244">
            <text:p>209924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34]+[.G$1]*[.G34]+[.H$1]*[.H34]+[.I$1]*[.I34]+[.J$1]*[.J34]+[.K$1]*[.K34]" office:value-type="float" office:value="37">
            <text:p>37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HCPL0600</text:p>
          </table:table-cell>
          <table:table-cell office:value-type="float" office:value="9994696">
            <text:p>9994696</text:p>
          </table:table-cell>
          <table:table-cell table:number-columns-repeated="2"/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F$1]*[.F35]+[.G$1]*[.G35]+[.H$1]*[.H35]+[.I$1]*[.I35]+[.J$1]*[.J35]+[.K$1]*[.K35]" office:value-type="float" office:value="76">
            <text:p>76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LM1117</text:p>
          </table:table-cell>
          <table:table-cell office:value-type="float" office:value="1685603">
            <text:p>168560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36]+[.G$1]*[.G36]+[.H$1]*[.H36]+[.I$1]*[.I36]+[.J$1]*[.J36]+[.K$1]*[.K36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MAX3232ESE</text:p>
          </table:table-cell>
          <table:table-cell office:value-type="float" office:value="9725539">
            <text:p>972553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37]+[.G$1]*[.G37]+[.H$1]*[.H37]+[.I$1]*[.I37]+[.J$1]*[.J37]+[.K$1]*[.K37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NC7WZ17P6X</text:p>
          </table:table-cell>
          <table:table-cell office:value-type="float" office:value="1651986">
            <text:p>16519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38]+[.G$1]*[.G38]+[.H$1]*[.H38]+[.I$1]*[.I38]+[.J$1]*[.J38]+[.K$1]*[.K38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NUP2202W1</text:p>
          </table:table-cell>
          <table:table-cell/>
          <table:table-cell table:style-name="Default" office:value-type="string">
            <text:p>463-69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F$1]*[.F39]+[.G$1]*[.G39]+[.H$1]*[.H39]+[.I$1]*[.I39]+[.J$1]*[.J39]+[.K$1]*[.K39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PN61729-S</text:p>
          </table:table-cell>
          <table:table-cell office:value-type="float" office:value="1642035">
            <text:p>1642035</text:p>
          </table:table-cell>
          <table:table-cell table:style-name="Default" office:value-type="string">
            <text:p>515-1989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F$1]*[.F40]+[.G$1]*[.G40]+[.H$1]*[.H40]+[.I$1]*[.I40]+[.J$1]*[.J40]+[.K$1]*[.K40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RLP2-200-500</text:p>
          </table:table-cell>
          <table:table-cell office:value-type="float" office:value="1886474">
            <text:p>188647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41]+[.G$1]*[.G41]+[.H$1]*[.H41]+[.I$1]*[.I41]+[.J$1]*[.J41]+[.K$1]*[.K41]" office:value-type="float" office:value="7">
            <text:p>7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SMS_IP67</text:p>
          </table:table-cell>
          <table:table-cell office:value-type="float" office:value="1217758">
            <text:p>121775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F$1]*[.F42]+[.G$1]*[.G42]+[.H$1]*[.H42]+[.I$1]*[.I42]+[.J$1]*[.J42]+[.K$1]*[.K42]" office:value-type="float" office:value="60">
            <text:p>60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SP490</text:p>
          </table:table-cell>
          <table:table-cell office:value-type="float" office:value="9387234">
            <text:p>9387234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43]+[.G$1]*[.G43]+[.H$1]*[.H43]+[.I$1]*[.I43]+[.J$1]*[.J43]+[.K$1]*[.K43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SWITCH_LED</text:p>
          </table:table-cell>
          <table:table-cell table:number-columns-repeated="2"/>
          <table:table-cell table:style-name="Default" office:value-type="string">
            <text:p>12 G 2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F$1]*[.F44]+[.G$1]*[.G44]+[.H$1]*[.H44]+[.I$1]*[.I44]+[.J$1]*[.J44]+[.K$1]*[.K44]" office:value-type="float" office:value="21">
            <text:p>21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SWITCH_LED</text:p>
          </table:table-cell>
          <table:table-cell table:number-columns-repeated="2"/>
          <table:table-cell table:style-name="Default" office:value-type="string">
            <text:p>12 G 2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F$1]*[.F45]+[.G$1]*[.G45]+[.H$1]*[.H45]+[.I$1]*[.I45]+[.J$1]*[.J45]+[.K$1]*[.K45]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TEN3-2410N</text:p>
          </table:table-cell>
          <table:table-cell/>
          <table:table-cell table:style-name="Default" office:value-type="string">
            <text:p>801-9330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46]+[.G$1]*[.G46]+[.H$1]*[.H46]+[.I$1]*[.I46]+[.J$1]*[.J46]+[.K$1]*[.K46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TPS73125</text:p>
          </table:table-cell>
          <table:table-cell table:style-name="Default" office:value-type="string">
            <text:p>TPS731</text:p>
          </table:table-cell>
          <table:table-cell office:value-type="float" office:value="2112625">
            <text:p>211262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47]+[.G$1]*[.G47]+[.H$1]*[.H47]+[.I$1]*[.I47]+[.J$1]*[.J47]+[.K$1]*[.K47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TSR_1-2450</text:p>
          </table:table-cell>
          <table:table-cell office:value-type="float" office:value="1696320">
            <text:p>169632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48]+[.G$1]*[.G48]+[.H$1]*[.H48]+[.I$1]*[.I48]+[.J$1]*[.J48]+[.K$1]*[.K48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UDN2596</text:p>
          </table:table-cell>
          <table:table-cell office:value-type="float" office:value="1103848">
            <text:p>110384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49]+[.G$1]*[.G49]+[.H$1]*[.H49]+[.I$1]*[.I49]+[.J$1]*[.J49]+[.K$1]*[.K49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XMEGA-A4UTQFP</text:p>
          </table:table-cell>
          <table:table-cell office:value-type="float" office:value="2066309">
            <text:p>206630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50]+[.G$1]*[.G50]+[.H$1]*[.H50]+[.I$1]*[.I50]+[.J$1]*[.J50]+[.K$1]*[.K50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YELLOW</text:p>
          </table:table-cell>
          <table:table-cell table:style-name="Default" office:value-type="string">
            <text:p>LEDCHIPLED_1206</text:p>
          </table:table-cell>
          <table:table-cell office:value-type="float" office:value="2099249">
            <text:p>209924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F$1]*[.F51]+[.G$1]*[.G51]+[.H$1]*[.H51]+[.I$1]*[.I51]+[.J$1]*[.J51]+[.K$1]*[.K51]" office:value-type="float" office:value="36">
            <text:p>36</text:p>
          </table:table-cell>
          <table:table-cell table:number-columns-repeated="1012"/>
        </table:table-row>
        <table:table-row table:style-name="ro1">
          <table:table-cell table:style-name="Default" office:value-type="float" office:value="0">
            <text:p>0</text:p>
          </table:table-cell>
          <table:table-cell table:style-name="Default" office:value-type="string">
            <text:p>R-EU_R0805</text:p>
          </table:table-cell>
          <table:table-cell office:value-type="float" office:value="2309112">
            <text:p>230911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F$1]*[.F52]+[.G$1]*[.G52]+[.H$1]*[.H52]+[.I$1]*[.I52]+[.J$1]*[.J52]+[.K$1]*[.K52]" office:value-type="float" office:value="38">
            <text:p>38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12V</text:p>
          </table:table-cell>
          <table:table-cell table:style-name="Default" office:value-type="string">
            <text:p>ZENER-DIODEDO34-7</text:p>
          </table:table-cell>
          <table:table-cell office:value-type="float" office:value="1779204">
            <text:p>1779204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formula="of:=[.F$1]*[.F53]+[.G$1]*[.G53]+[.H$1]*[.H53]+[.I$1]*[.I53]+[.J$1]*[.J53]+[.K$1]*[.K53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FDD4141TO252</text:p>
          </table:table-cell>
          <table:table-cell office:value-type="float" office:value="2101406">
            <text:p>2101406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54]+[.G$1]*[.G54]+[.H$1]*[.H54]+[.I$1]*[.I54]+[.J$1]*[.J54]+[.K$1]*[.K54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lack</text:p>
          </table:table-cell>
          <table:table-cell table:style-name="Default" office:value-type="string">
            <text:p>JACK</text:p>
          </table:table-cell>
          <table:table-cell office:value-type="float" office:value="1854507">
            <text:p>1854507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XXXXX</text:p>
          </table:table-cell>
          <table:table-cell/>
          <table:table-cell table:formula="of:=[.F$1]*[.F55]+[.G$1]*[.G55]+[.H$1]*[.H55]+[.I$1]*[.I55]+[.J$1]*[.J55]+[.K$1]*[.K55]" office:value-type="float" office:value="0">
            <text:p>#VALUE!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red</text:p>
          </table:table-cell>
          <table:table-cell table:style-name="Default" office:value-type="string">
            <text:p>JACK</text:p>
          </table:table-cell>
          <table:table-cell office:value-type="float" office:value="1854508">
            <text:p>1854508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56]+[.G$1]*[.G56]+[.H$1]*[.H56]+[.I$1]*[.I56]+[.J$1]*[.J56]+[.K$1]*[.K56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lue</text:p>
          </table:table-cell>
          <table:table-cell table:style-name="Default" office:value-type="string">
            <text:p>JACK</text:p>
          </table:table-cell>
          <table:table-cell office:value-type="float" office:value="1854511">
            <text:p>1854511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XXXXX</text:p>
          </table:table-cell>
          <table:table-cell/>
          <table:table-cell table:formula="of:=[.F$1]*[.F57]+[.G$1]*[.G57]+[.H$1]*[.H57]+[.I$1]*[.I57]+[.J$1]*[.J57]+[.K$1]*[.K57]" office:value-type="float" office:value="0">
            <text:p>#VALUE!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yellow</text:p>
          </table:table-cell>
          <table:table-cell table:style-name="Default" office:value-type="string">
            <text:p>JACK</text:p>
          </table:table-cell>
          <table:table-cell office:value-type="float" office:value="1854510">
            <text:p>185451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XXXXX</text:p>
          </table:table-cell>
          <table:table-cell/>
          <table:table-cell table:formula="of:=[.F$1]*[.F58]+[.G$1]*[.G58]+[.H$1]*[.H58]+[.I$1]*[.I58]+[.J$1]*[.J58]+[.K$1]*[.K58]" office:value-type="float" office:value="0">
            <text:p>#VALUE!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RLP1-200-500</text:p>
          </table:table-cell>
          <table:table-cell office:value-type="float" office:value="1887972">
            <text:p>1887972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59]+[.G$1]*[.G59]+[.H$1]*[.H59]+[.I$1]*[.I59]+[.J$1]*[.J59]+[.K$1]*[.K5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 table:style-name="Default" office:value-type="string">
            <text:p>SCHURTER-LSH-1301.9314</text:p>
          </table:table-cell>
          <table:table-cell office:value-type="float" office:value="1217763">
            <text:p>1217763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F$1]*[.F60]+[.G$1]*[.G60]+[.H$1]*[.H60]+[.I$1]*[.I60]+[.J$1]*[.J60]+[.K$1]*[.K60]" office:value-type="float" office:value="6">
            <text:p>6</text:p>
          </table:table-cell>
          <table:table-cell table:number-columns-repeated="101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1 </meta:initial-creator>
    <meta:creation-date>2015-03-14T17:55:57</meta:creation-date>
    <dc:date>2015-03-15T00:34:04</dc:date>
    <dc:creator>n1 </dc:creator>
    <meta:editing-duration>PT1H28M39S</meta:editing-duration>
    <meta:editing-cycles>2</meta:editing-cycles>
    <meta:generator>LibreOffice/3.5$Linux_x86 LibreOffice_project/350m1$Build-2</meta:generator>
    <meta:document-statistic meta:table-count="1" meta:cell-count="596" meta:object-count="0"/>
  </office:meta>
</office:document-meta>
</file>